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style:text-properties fo:color="#000000" style:font-name="Calibri" fo:font-size="14pt"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P2" style:family="paragraph" style:parent-style-name="Text_20_body">
      <style:paragraph-properties fo:text-align="justify" style:justify-single-word="false"/>
      <style:text-properties fo:color="#000000" style:font-name="Calibri" fo:font-size="14pt" fo:language="en" fo:country="US" fo:font-style="normal" style:text-underline-style="none" fo:font-weight="normal" officeooo:rsid="0027969f" officeooo:paragraph-rsid="0027969f" style:font-size-asian="14pt" style:font-style-asian="normal" style:font-weight-asian="normal" style:font-size-complex="14pt" style:font-style-complex="normal" style:font-weight-complex="normal"/>
    </style:style>
    <style:style style:name="P3" style:family="paragraph" style:parent-style-name="Text_20_body">
      <style:paragraph-properties fo:text-align="justify" style:justify-single-word="false"/>
      <style:text-properties fo:color="#000000" style:font-name="Calibri" fo:font-size="14pt" fo:language="en" fo:country="US" fo:font-style="normal" style:text-underline-style="none" fo:font-weight="normal" officeooo:rsid="002d0935" officeooo:paragraph-rsid="002d0935" style:font-size-asian="14pt" style:font-style-asian="normal" style:font-weight-asian="normal" style:font-size-complex="14pt" style:font-style-complex="normal" style:font-weight-complex="normal"/>
    </style:style>
    <style:style style:name="P4" style:family="paragraph" style:parent-style-name="Text_20_body">
      <style:paragraph-properties fo:text-align="justify" style:justify-single-word="false"/>
      <style:text-properties fo:color="#000000" style:font-name="Calibri" fo:font-size="14pt" fo:language="en" fo:country="US" fo:font-style="normal" style:text-underline-style="none" fo:font-weight="normal" officeooo:rsid="00361f8e" officeooo:paragraph-rsid="00361f8e" style:font-size-asian="14pt" style:font-style-asian="normal" style:font-weight-asian="normal" style:font-size-complex="14pt" style:font-style-complex="normal" style:font-weight-complex="normal"/>
    </style:style>
    <style:style style:name="P5" style:family="paragraph" style:parent-style-name="Text_20_body">
      <style:paragraph-properties fo:text-align="justify" style:justify-single-word="false"/>
      <style:text-properties fo:color="#000000" style:font-name="Calibri" fo:font-size="14pt" fo:language="en" fo:country="US" fo:font-style="normal" style:text-underline-style="none" fo:font-weight="normal" officeooo:rsid="00361f8e" officeooo:paragraph-rsid="00431dad" style:font-size-asian="14pt" style:font-style-asian="normal" style:font-weight-asian="normal" style:font-size-complex="14pt" style:font-style-complex="normal" style:font-weight-complex="normal"/>
    </style:style>
    <style:style style:name="P6" style:family="paragraph" style:parent-style-name="Text_20_body">
      <style:paragraph-properties fo:text-align="justify" style:justify-single-word="false"/>
      <style:text-properties fo:color="#000000" style:font-name="Calibri" fo:font-size="14pt" fo:language="en" fo:country="US" fo:font-style="normal" style:text-underline-style="none" fo:font-weight="normal" officeooo:rsid="00431dad" officeooo:paragraph-rsid="00431dad" style:font-size-asian="14pt" style:font-style-asian="normal" style:font-weight-asian="normal" style:font-size-complex="14pt" style:font-style-complex="normal" style:font-weight-complex="normal"/>
    </style:style>
    <style:style style:name="P7" style:family="paragraph" style:parent-style-name="Text_20_body">
      <style:paragraph-properties fo:text-align="justify" style:justify-single-word="false"/>
      <style:text-properties fo:color="#000000" style:font-name="Calibri" fo:font-size="14pt" fo:language="en" fo:country="US" fo:font-style="normal" style:text-underline-style="none" fo:font-weight="normal" officeooo:rsid="00431dad" officeooo:paragraph-rsid="004b2172" style:font-size-asian="14pt" style:font-style-asian="normal" style:font-weight-asian="normal" style:font-size-complex="14pt" style:font-style-complex="normal" style:font-weight-complex="normal"/>
    </style:style>
    <style:style style:name="P8" style:family="paragraph" style:parent-style-name="Text_20_body">
      <style:paragraph-properties fo:text-align="justify" style:justify-single-word="false"/>
      <style:text-properties fo:color="#000000" style:font-name="Calibri" fo:font-size="14pt" fo:language="en" fo:country="US" fo:font-style="normal" style:text-underline-style="none" fo:font-weight="normal" officeooo:rsid="00431dad" officeooo:paragraph-rsid="004ddf4c" style:font-size-asian="14pt" style:font-style-asian="normal" style:font-weight-asian="normal" style:font-size-complex="14pt" style:font-style-complex="normal" style:font-weight-complex="normal"/>
    </style:style>
    <style:style style:name="P9" style:family="paragraph" style:parent-style-name="Text_20_body">
      <style:paragraph-properties fo:text-align="justify" style:justify-single-word="false"/>
      <style:text-properties fo:color="#000000" style:font-name="Calibri" fo:font-size="14pt" fo:language="en" fo:country="US" fo:font-style="normal" style:text-underline-style="none" fo:font-weight="normal" officeooo:rsid="00431dad" officeooo:paragraph-rsid="004ea912" style:font-size-asian="14pt" style:font-style-asian="normal" style:font-weight-asian="normal" style:font-size-complex="14pt" style:font-style-complex="normal" style:font-weight-complex="normal"/>
    </style:style>
    <style:style style:name="P10" style:family="paragraph" style:parent-style-name="Text_20_body">
      <style:paragraph-properties fo:text-align="justify" style:justify-single-word="false"/>
      <style:text-properties fo:color="#000000" style:font-name="Calibri" fo:font-size="14pt" fo:language="en" fo:country="US" fo:font-style="normal" style:text-underline-style="none" fo:font-weight="normal" officeooo:rsid="004b2172" officeooo:paragraph-rsid="004b2172" style:font-size-asian="14pt" style:font-style-asian="normal" style:font-weight-asian="normal" style:font-size-complex="14pt" style:font-style-complex="normal" style:font-weight-complex="normal"/>
    </style:style>
    <style:style style:name="P11" style:family="paragraph" style:parent-style-name="Text_20_body">
      <style:paragraph-properties fo:text-align="justify" style:justify-single-word="false"/>
      <style:text-properties fo:color="#000000" style:font-name="Calibri" fo:font-size="14pt" fo:language="en" fo:country="US" fo:font-style="normal" style:text-underline-style="none" fo:font-weight="normal" officeooo:rsid="002e4157" officeooo:paragraph-rsid="002e4157" style:font-size-asian="14pt" style:font-style-asian="normal" style:font-weight-asian="normal" style:font-size-complex="14pt" style:font-style-complex="normal" style:font-weight-complex="normal"/>
    </style:style>
    <style:style style:name="P12" style:family="paragraph" style:parent-style-name="Text_20_body">
      <style:paragraph-properties fo:text-align="justify" style:justify-single-word="false"/>
      <style:text-properties fo:color="#000000" style:font-name="Calibri" fo:font-size="14pt" fo:language="en" fo:country="US" fo:font-style="normal" style:text-underline-style="none" fo:font-weight="bold" officeooo:rsid="004b2172" officeooo:paragraph-rsid="004b2172" style:font-size-asian="14pt" style:font-style-asian="normal" style:font-weight-asian="bold" style:font-size-complex="14pt" style:font-style-complex="normal" style:font-weight-complex="bold"/>
    </style:style>
    <style:style style:name="P13" style:family="paragraph" style:parent-style-name="Text_20_body">
      <style:paragraph-properties fo:text-align="justify" style:justify-single-word="false"/>
      <style:text-properties fo:color="#000000" style:font-name="Calibri" fo:font-size="14pt" fo:language="en" fo:country="US" fo:font-style="normal" style:text-underline-style="none" fo:font-weight="bold" officeooo:rsid="00361f8e" officeooo:paragraph-rsid="00361f8e" style:font-size-asian="14pt" style:font-style-asian="normal" style:font-weight-asian="bold" style:font-size-complex="14pt" style:font-style-complex="normal" style:font-weight-complex="bold"/>
    </style:style>
    <style:style style:name="P14" style:family="paragraph" style:parent-style-name="Text_20_body">
      <style:paragraph-properties fo:margin-left="0in" fo:margin-right="0in" fo:margin-top="0in" fo:margin-bottom="0in" loext:contextual-spacing="false" style:line-height-at-least="0.1457in" fo:text-align="justify" style:justify-single-word="false" fo:text-indent="0in" style:auto-text-indent="false"/>
      <style:text-properties officeooo:paragraph-rsid="0011bc98"/>
    </style:style>
    <style:style style:name="P15" style:family="paragraph" style:parent-style-name="Text_20_body">
      <style:paragraph-properties fo:margin-left="0in" fo:margin-right="0in" fo:margin-top="0in" fo:margin-bottom="0in" loext:contextual-spacing="false" style:line-height-at-least="0.1457in" fo:text-align="justify" style:justify-single-word="false" fo:text-indent="0in" style:auto-text-indent="false"/>
      <style:text-properties fo:font-variant="normal" fo:text-transform="none" style:font-name="Open Sans" fo:font-size="10.5pt" fo:font-style="normal" fo:font-weight="normal" officeooo:rsid="00104fd2" officeooo:paragraph-rsid="0011bc98" loext:padding="0in" loext:border="none"/>
    </style:style>
    <style:style style:name="P16" style:family="paragraph" style:parent-style-name="Text_20_body">
      <style:paragraph-properties fo:margin-left="0in" fo:margin-right="0in" fo:margin-top="0in" fo:margin-bottom="0in" loext:contextual-spacing="false" style:line-height-at-least="0.1457in" fo:text-align="justify" style:justify-single-word="false" fo:text-indent="0in" style:auto-text-indent="false"/>
      <style:text-properties fo:font-variant="normal" fo:text-transform="none" fo:color="#000000" style:font-name="Calibri" fo:font-size="14pt" fo:language="en" fo:country="US" fo:font-style="normal" style:text-underline-style="none" fo:font-weight="normal" style:font-size-asian="14pt" style:font-style-asian="normal" style:font-weight-asian="normal" style:font-size-complex="14pt" style:font-style-complex="normal" style:font-weight-complex="normal" loext:padding="0in" loext:border="none"/>
    </style:style>
    <style:style style:name="P17" style:family="paragraph" style:parent-style-name="Text_20_body">
      <style:paragraph-properties fo:margin-left="0in" fo:margin-right="0in" fo:margin-top="0in" fo:margin-bottom="0in" loext:contextual-spacing="false" style:line-height-at-least="0.1457in" fo:text-align="justify" style:justify-single-word="false" fo:text-indent="0in" style:auto-text-indent="false"/>
      <style:text-properties fo:font-variant="normal" fo:text-transform="none" fo:color="#000000" style:font-name="Calibri" fo:font-size="14pt" fo:language="en" fo:country="US" fo:font-style="normal" style:text-underline-style="none" fo:font-weight="normal" officeooo:rsid="001abce5" officeooo:paragraph-rsid="003be7ad" style:font-size-asian="14pt" style:font-style-asian="normal" style:font-weight-asian="normal" style:font-size-complex="14pt" style:font-style-complex="normal" style:font-weight-complex="normal" loext:padding="0in" loext:border="none"/>
    </style:style>
    <style:style style:name="P18" style:family="paragraph" style:parent-style-name="Text_20_body">
      <style:paragraph-properties fo:margin-left="0in" fo:margin-right="0in" fo:margin-top="0in" fo:margin-bottom="0in" loext:contextual-spacing="false" style:line-height-at-least="0.1457in" fo:text-align="justify" style:justify-single-word="false" fo:text-indent="0in" style:auto-text-indent="false"/>
      <style:text-properties fo:font-variant="normal" fo:text-transform="none" fo:color="#000000" style:font-name="Calibri" fo:font-size="14pt" fo:language="en" fo:country="US" fo:font-style="normal" style:text-underline-style="none" fo:font-weight="normal" officeooo:rsid="003be7ad" officeooo:paragraph-rsid="003be7ad" style:font-size-asian="14pt" style:font-style-asian="normal" style:font-weight-asian="normal" style:font-size-complex="14pt" style:font-style-complex="normal" style:font-weight-complex="normal" loext:padding="0in" loext:border="none"/>
    </style:style>
    <style:style style:name="P19" style:family="paragraph" style:parent-style-name="Text_20_body">
      <style:paragraph-properties fo:margin-left="0in" fo:margin-right="0in" fo:margin-top="0in" fo:margin-bottom="0in" loext:contextual-spacing="false" style:line-height-at-least="0.1457in" fo:text-align="justify" style:justify-single-word="false" fo:text-indent="0in" style:auto-text-indent="false"/>
      <style:text-properties fo:font-variant="normal" fo:text-transform="none" fo:color="#000000" style:font-name="Calibri" fo:font-size="14pt" fo:language="en" fo:country="US" fo:font-style="normal" style:text-underline-style="none" fo:font-weight="normal" officeooo:rsid="00104fd2" officeooo:paragraph-rsid="0011bc98" style:font-size-asian="14pt" style:font-style-asian="normal" style:font-weight-asian="normal" style:font-size-complex="14pt" style:font-style-complex="normal" style:font-weight-complex="normal" loext:padding="0in" loext:border="none"/>
    </style:style>
    <style:style style:name="P20" style:family="paragraph" style:parent-style-name="Text_20_body">
      <style:paragraph-properties fo:margin-left="0in" fo:margin-right="0in" fo:margin-top="0in" fo:margin-bottom="0in" loext:contextual-spacing="false" style:line-height-at-least="0.1457in" fo:text-align="justify" style:justify-single-word="false" fo:text-indent="0in" style:auto-text-indent="false"/>
      <style:text-properties fo:font-variant="normal" fo:text-transform="none" fo:color="#000000" style:font-name="Calibri" fo:font-size="14pt" fo:language="en" fo:country="US" fo:font-style="normal" style:text-underline-style="none" fo:font-weight="normal" officeooo:rsid="0047e38a" officeooo:paragraph-rsid="003be7ad" style:font-size-asian="14pt" style:font-style-asian="normal" style:font-weight-asian="normal" style:font-size-complex="14pt" style:font-style-complex="normal" style:font-weight-complex="normal" loext:padding="0in" loext:border="none"/>
    </style:style>
    <style:style style:name="P21" style:family="paragraph" style:parent-style-name="Text_20_body">
      <style:paragraph-properties fo:margin-left="0in" fo:margin-right="0in" fo:margin-top="0in" fo:margin-bottom="0in" loext:contextual-spacing="false" style:line-height-at-least="0.1457in" fo:text-align="justify" style:justify-single-word="false" fo:text-indent="0in" style:auto-text-indent="false"/>
      <style:text-properties fo:font-variant="normal" fo:text-transform="none" fo:color="#000000" style:font-name="Calibri" fo:font-size="14pt" fo:language="en" fo:country="US" fo:font-style="normal" style:text-underline-style="none" fo:font-weight="normal" officeooo:rsid="0047e38a" officeooo:paragraph-rsid="00497b79" style:font-size-asian="14pt" style:font-style-asian="normal" style:font-weight-asian="normal" style:font-size-complex="14pt" style:font-style-complex="normal" style:font-weight-complex="normal" loext:padding="0in" loext:border="none"/>
    </style:style>
    <style:style style:name="P22" style:family="paragraph" style:parent-style-name="Text_20_body">
      <style:paragraph-properties fo:margin-left="0in" fo:margin-right="0in" fo:margin-top="0in" fo:margin-bottom="0in" loext:contextual-spacing="false" style:line-height-at-least="0.1457in" fo:text-align="justify" style:justify-single-word="false" fo:text-indent="0in" style:auto-text-indent="false"/>
      <style:text-properties fo:color="#000000" style:font-name="Calibri" fo:font-size="14pt" fo:language="en" fo:country="US" fo:font-style="normal" style:text-underline-style="none" fo:font-weight="normal" officeooo:paragraph-rsid="0011bc98" style:font-size-asian="14pt" style:font-style-asian="normal" style:font-weight-asian="normal" style:font-size-complex="14pt" style:font-style-complex="normal" style:font-weight-complex="normal"/>
    </style:style>
    <style:style style:name="P23" style:family="paragraph" style:parent-style-name="Text_20_body">
      <style:paragraph-properties fo:margin-left="0in" fo:margin-right="0in" fo:margin-top="0in" fo:margin-bottom="0in" loext:contextual-spacing="false" style:line-height-at-least="0.1457in" fo:text-align="justify" style:justify-single-word="false" fo:text-indent="0in" style:auto-text-indent="false"/>
      <style:text-properties fo:color="#000000" style:font-name="Calibri" fo:font-size="14pt" fo:language="en" fo:country="US" fo:font-style="normal" style:text-underline-style="none" fo:font-weight="normal" officeooo:rsid="00360112" officeooo:paragraph-rsid="0037b54e" style:font-size-asian="14pt" style:font-style-asian="normal" style:font-weight-asian="normal" style:font-size-complex="14pt" style:font-style-complex="normal" style:font-weight-complex="normal"/>
    </style:style>
    <style:style style:name="P24" style:family="paragraph" style:parent-style-name="Text_20_body">
      <style:paragraph-properties fo:margin-left="0in" fo:margin-right="0in" fo:margin-top="0in" fo:margin-bottom="0in" loext:contextual-spacing="false" style:line-height-at-least="0.1457in" fo:text-align="justify" style:justify-single-word="false" fo:text-indent="0in" style:auto-text-indent="false"/>
      <style:text-properties fo:color="#000000" style:font-name="Calibri" fo:font-size="14pt" fo:language="en" fo:country="US" fo:font-style="normal" style:text-underline-style="none" fo:font-weight="normal" officeooo:rsid="00431dad" officeooo:paragraph-rsid="004ddf4c" style:font-size-asian="14pt" style:font-style-asian="normal" style:font-weight-asian="normal" style:font-size-complex="14pt" style:font-style-complex="normal" style:font-weight-complex="normal"/>
    </style:style>
    <style:style style:name="P25" style:family="paragraph" style:parent-style-name="Text_20_body">
      <style:paragraph-properties fo:margin-left="0in" fo:margin-right="0in" fo:margin-top="0in" fo:margin-bottom="0in" loext:contextual-spacing="false" style:line-height-at-least="0.1457in" fo:text-align="justify" style:justify-single-word="false" fo:text-indent="0in" style:auto-text-indent="false"/>
      <style:text-properties fo:color="#000000" style:font-name="Calibri" fo:font-size="14pt" fo:language="en" fo:country="US" fo:font-style="normal" style:text-underline-style="none" fo:font-weight="normal" officeooo:rsid="004ddf4c" officeooo:paragraph-rsid="004ddf4c" style:font-size-asian="14pt" style:font-style-asian="normal" style:font-weight-asian="normal" style:font-size-complex="14pt" style:font-style-complex="normal" style:font-weight-complex="normal"/>
    </style:style>
    <style:style style:name="P26" style:family="paragraph" style:parent-style-name="Text_20_body">
      <style:paragraph-properties fo:margin-left="0in" fo:margin-right="0in" fo:margin-top="0in" fo:margin-bottom="0in" loext:contextual-spacing="false" style:line-height-at-least="0.2602in" fo:widows="1" fo:text-indent="0in" style:auto-text-indent="false" fo:padding="0in" fo:border="none"/>
    </style:style>
    <style:style style:name="P27" style:family="paragraph" style:parent-style-name="Text_20_body">
      <style:paragraph-properties fo:margin-left="0in" fo:margin-right="0in" fo:margin-top="0in" fo:margin-bottom="0in" loext:contextual-spacing="false" style:line-height-at-least="0.2602in" fo:text-align="center" style:justify-single-word="false" fo:widows="1" fo:text-indent="0in" style:auto-text-indent="false" fo:padding="0in" fo:border="none"/>
      <style:text-properties officeooo:paragraph-rsid="003855d1"/>
    </style:style>
    <style:style style:name="P28" style:family="paragraph" style:parent-style-name="Text_20_body">
      <style:paragraph-properties fo:margin-left="0in" fo:margin-right="0in" fo:margin-top="0in" fo:margin-bottom="0in" loext:contextual-spacing="false" style:line-height-at-least="0.2602in" fo:text-align="justify" style:justify-single-word="false" fo:widows="1" fo:text-indent="0in" style:auto-text-indent="false" fo:padding="0in" fo:border="none"/>
      <style:text-properties officeooo:paragraph-rsid="0039edce"/>
    </style:style>
    <style:style style:name="P29" style:family="paragraph" style:parent-style-name="Text_20_body">
      <style:paragraph-properties fo:margin-left="0in" fo:margin-right="0in" fo:margin-top="0in" fo:margin-bottom="0in" loext:contextual-spacing="false" fo:line-height="170%" fo:text-align="justify" style:justify-single-word="false" fo:text-indent="0in" style:auto-text-indent="false" fo:padding="0in" fo:border="none"/>
    </style:style>
    <style:style style:name="P30" style:family="paragraph" style:parent-style-name="Text_20_body">
      <style:paragraph-properties fo:margin-left="0in" fo:margin-right="0in" fo:margin-top="0in" fo:margin-bottom="0in" loext:contextual-spacing="false" style:line-height-at-least="0.2602in" fo:widows="1" fo:text-indent="0in" style:auto-text-indent="false" fo:padding="0in" fo:border="none"/>
      <style:text-properties fo:language="en" fo:country="US"/>
    </style:style>
    <style:style style:name="P31" style:family="paragraph" style:parent-style-name="Contents_20_1">
      <style:paragraph-properties>
        <style:tab-stops>
          <style:tab-stop style:position="6.9252in" style:type="right" style:leader-style="dotted" style:leader-text="."/>
        </style:tab-stops>
      </style:paragraph-properties>
    </style:style>
    <style:style style:name="P32" style:family="paragraph" style:parent-style-name="Contents_20_1">
      <style:paragraph-properties>
        <style:tab-stops>
          <style:tab-stop style:position="6.9252in" style:type="right" style:leader-style="dotted" style:leader-text="."/>
        </style:tab-stops>
      </style:paragraph-properties>
      <style:text-properties fo:language="en" fo:country="US"/>
    </style:style>
    <style:style style:name="P33" style:family="paragraph" style:parent-style-name="Contents_20_Heading">
      <style:paragraph-properties fo:text-align="center" style:justify-single-word="false"/>
      <style:text-properties fo:language="en" fo:country="US"/>
    </style:style>
    <style:style style:name="P34" style:family="paragraph" style:parent-style-name="Contents_20_Heading">
      <style:paragraph-properties fo:text-align="center" style:justify-single-word="false"/>
      <style:text-properties fo:language="en" fo:country="US"/>
    </style:style>
    <style:style style:name="P35" style:family="paragraph" style:parent-style-name="Text_20_body">
      <style:paragraph-properties fo:margin-left="0in" fo:margin-right="0in" fo:margin-top="0in" fo:margin-bottom="0in" loext:contextual-spacing="false" style:line-height-at-least="0.2602in" fo:text-align="justify" style:justify-single-word="false" fo:widows="1" fo:text-indent="0in" style:auto-text-indent="false" fo:padding="0in" fo:border="none"/>
      <style:text-properties officeooo:paragraph-rsid="0039edce"/>
    </style:style>
    <style:style style:name="T1" style:family="text">
      <style:text-properties fo:font-variant="normal" fo:text-transform="none" fo:color="#000000" style:font-name="Calibri" fo:font-size="14pt" fo:letter-spacing="normal" fo:language="en" fo:country="US" fo:font-style="normal" style:text-underline-style="none" fo:font-weight="bold" officeooo:rsid="003855d1" style:font-size-asian="14pt" style:font-style-asian="normal" style:font-weight-asian="bold" style:font-size-complex="14pt" style:font-style-complex="normal" style:font-weight-complex="bold" loext:padding="0in" loext:border="none"/>
    </style:style>
    <style:style style:name="T2" style:family="text">
      <style:text-properties fo:font-variant="normal" fo:text-transform="none" fo:color="#000000" style:font-name="Calibri" fo:font-size="14pt" fo:letter-spacing="normal" fo:language="en" fo:country="US" fo:font-style="normal" style:text-underline-style="none" fo:font-weight="bold" style:font-size-asian="14pt" style:font-style-asian="normal" style:font-weight-asian="bold" style:font-size-complex="14pt" style:font-style-complex="normal" style:font-weight-complex="bold" loext:padding="0in" loext:border="none"/>
    </style:style>
    <style:style style:name="T3" style:family="text">
      <style:text-properties fo:font-variant="normal" fo:text-transform="none" fo:color="#000000" style:font-name="Calibri" fo:font-size="14pt" fo:letter-spacing="normal" fo:language="en" fo:country="US" fo:font-style="normal" style:text-underline-style="none" fo:font-weight="normal" style:font-size-asian="14pt" style:font-style-asian="normal" style:font-weight-asian="normal" style:font-size-complex="14pt" style:font-style-complex="normal" style:font-weight-complex="normal" loext:padding="0in" loext:border="none"/>
    </style:style>
    <style:style style:name="T4" style:family="text">
      <style:text-properties fo:font-variant="normal" fo:text-transform="none" fo:color="#000000" style:font-name="Calibri" fo:font-size="14pt" fo:language="en" fo:country="US" fo:font-style="normal" style:text-underline-style="none" fo:font-weight="bold" style:font-size-asian="14pt" style:font-style-asian="normal" style:font-weight-asian="bold" style:font-size-complex="14pt" style:font-style-complex="normal" style:font-weight-complex="bold" loext:padding="0in" loext:border="none"/>
    </style:style>
    <style:style style:name="T5" style:family="text">
      <style:text-properties officeooo:rsid="001e681d"/>
    </style:style>
    <style:style style:name="T6" style:family="text">
      <style:text-properties officeooo:rsid="00361f8e"/>
    </style:style>
    <style:style style:name="T7" style:family="text">
      <style:text-properties officeooo:rsid="0037b54e"/>
    </style:style>
    <style:style style:name="T8" style:family="text">
      <style:text-properties fo:color="#000000" style:font-name="Calibri" fo:font-size="14pt" fo:letter-spacing="normal" fo:language="en" fo:country="US" fo:font-style="normal" style:text-underline-style="none" fo:font-weight="bold" style:font-size-asian="14pt" style:font-style-asian="normal" style:font-weight-asian="bold" style:font-size-complex="14pt" style:font-style-complex="normal" style:font-weight-complex="bold"/>
    </style:style>
    <style:style style:name="T9" style:family="text">
      <style:text-properties fo:color="#000000" style:font-name="Calibri" fo:font-size="14pt"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T10" style:family="text">
      <style:text-properties officeooo:rsid="003be7ad"/>
    </style:style>
    <style:style style:name="T11" style:family="text">
      <style:text-properties officeooo:rsid="003d18e3"/>
    </style:style>
    <style:style style:name="T12" style:family="text">
      <style:text-properties officeooo:rsid="00431dad"/>
    </style:style>
    <style:style style:name="T13" style:family="text">
      <style:text-properties fo:language="en" fo:country="US"/>
    </style:style>
    <style:style style:name="T14" style:family="text">
      <style:text-properties officeooo:rsid="0047e38a"/>
    </style:style>
    <style:style style:name="T15" style:family="text">
      <style:text-properties officeooo:rsid="00497b79"/>
    </style:style>
    <style:style style:name="T16" style:family="text">
      <style:text-properties officeooo:rsid="004b2172"/>
    </style:style>
    <style:style style:name="T17" style:family="text">
      <style:text-properties officeooo:rsid="004ea912"/>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span text:style-name="Emphasis"><text:span text:style-name="T1"/></text:span></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3">Table of Contents</text:p>
            <text:p text:style-name="P33"/>
            <text:p text:style-name="P33"/>
            <text:p text:style-name="P33"/>
          </text:index-title>
          <text:p text:style-name="P31"><text:a xlink:type="simple" xlink:href="#1st Question" text:style-name="Internet_20_link" text:visited-style-name="Visited_20_Internet_20_Link"><text:span text:style-name="T13">In your report, mention what you see in the agent’s behavior. Does it eventually make it to the target location?</text:span></text:a><text:span text:style-name="T13"><text:tab/>1</text:span></text:p>
          <text:p text:style-name="P32"/>
          <text:p text:style-name="P31"><text:a xlink:type="simple" xlink:href="#2nd Question" text:style-name="Internet_20_link" text:visited-style-name="Visited_20_Internet_20_Link"><text:span text:style-name="T13">Justify why you picked these set of states, and how they model the agent and its environment</text:span></text:a><text:span text:style-name="T13">.<text:tab/>2</text:span></text:p>
          <text:p text:style-name="P32"/>
          <text:p text:style-name="P31"><text:a xlink:type="simple" xlink:href="#3rd Question" text:style-name="Internet_20_link" text:visited-style-name="Visited_20_Internet_20_Link"><text:span text:style-name="T13">What changes do you notice in the agent’s behavior?</text:span></text:a><text:span text:style-name="T13"><text:tab/>2</text:span></text:p>
          <text:p text:style-name="P32"/>
          <text:p text:style-name="P31"><text:a xlink:type="simple" xlink:href="#4th Quesiton" text:style-name="Internet_20_link" text:visited-style-name="Visited_20_Internet_20_Link"><text:span text:style-name="T13">Report what changes you made to your basic implementation of Q-Learning to achieve the final version of the agent.</text:span></text:a><text:a xlink:type="simple" xlink:href="#4th Quesiton" text:style-name="Internet_20_link" text:visited-style-name="Visited_20_Internet_20_Link"><text:span text:style-name="T13"> </text:span></text:a><text:a xlink:type="simple" xlink:href="#4th Quesiton" text:style-name="Internet_20_link" text:visited-style-name="Visited_20_Internet_20_Link"><text:span text:style-name="T13">How well does it perform?</text:span></text:a><text:span text:style-name="T13"><text:tab/>3</text:span></text:p>
          <text:p text:style-name="P32"/>
          <text:p text:style-name="P31"><text:a xlink:type="simple" xlink:href="#5th Question" text:style-name="Internet_20_link" text:visited-style-name="Visited_20_Internet_20_Link"><text:span text:style-name="T13">Does your agent get close to finding an optimal policy, i.e. reach the destination in the minimum possible time, and not incur any penalties?</text:span></text:a><text:span text:style-name="T13"><text:tab/>14</text:span></text:p>
        </text:index-body>
      </text:table-of-content>
      <text:p text:style-name="P30"/>
      <text:p text:style-name="P30"/>
      <text:p text:style-name="P26"><text:span text:style-name="Emphasis"><text:span text:style-name="T2"/></text:span></text:p>
      <text:p text:style-name="P26"><text:span text:style-name="Emphasis"><text:span text:style-name="T2"/></text:span></text:p>
      <text:p text:style-name="P26"><text:span text:style-name="Emphasis"><text:span text:style-name="T2"/></text:span></text:p>
      <text:p text:style-name="P26"><text:span text:style-name="Emphasis"><text:span text:style-name="T2"/></text:span></text:p>
      <text:p text:style-name="P26"><text:span text:style-name="Emphasis"><text:span text:style-name="T2"/></text:span></text:p>
      <text:p text:style-name="P26"><text:span text:style-name="Emphasis"><text:span text:style-name="T2"/></text:span></text:p>
      <text:p text:style-name="P26"><text:span text:style-name="Emphasis"><text:span text:style-name="T2"/></text:span></text:p>
      <text:p text:style-name="P26"><text:span text:style-name="Emphasis"><text:span text:style-name="T2"/></text:span></text:p>
      <text:p text:style-name="P26"><text:span text:style-name="Emphasis"><text:span text:style-name="T2"/></text:span></text:p>
      <text:p text:style-name="P26"><text:span text:style-name="Emphasis"><text:span text:style-name="T2"/></text:span></text:p>
      <text:p text:style-name="P26"><text:span text:style-name="Emphasis"><text:span text:style-name="T2"/></text:span></text:p>
      <text:p text:style-name="P26"><text:span text:style-name="Emphasis"><text:span text:style-name="T2"/></text:span></text:p>
      <text:p text:style-name="P26"><text:span text:style-name="Emphasis"><text:span text:style-name="T2"/></text:span></text:p>
      <text:p text:style-name="P26"><text:span text:style-name="Emphasis"><text:span text:style-name="T2"/></text:span></text:p>
      <text:p text:style-name="P28"><text:span text:style-name="Emphasis"><text:span text:style-name="T2"/></text:span></text:p>
      <text:p text:style-name="P28"><text:toc-mark text:string-value=" " text:outline-level="1"/></text:p>
      <text:p text:style-name="P28"><text:bookmark-start text:name="1st Question"/><text:soft-page-break/><text:toc-mark-start text:id="IMark185077308" text:outline-level="1"/><text:span text:style-name="Emphasis"><text:span text:style-name="T2">In your report, mention what you see in the agent’s behavior. Does it eventually make it to the target location?</text:span></text:span><text:bookmark-end text:name="1st Question"/><text:toc-mark-end text:id="IMark185077308"/></text:p>
      <text:p text:style-name="P1"><text:line-break/><text:span text:style-name="T15">The agent doesn't respect the traffic laws. It doesn't make it to the location neither. It just moves randomly and there is no improvement as time passes by.</text:span></text:p>
      <text:p text:style-name="P1"/>
      <text:p text:style-name="P29"><text:bookmark-start text:name="2nd Question"/><text:alphabetical-index-mark-start text:id="IMark185077308"/><text:toc-mark-start text:id="IMark185077596" text:outline-level="1"/><text:alphabetical-index-mark-start text:id="IMark185077548"/><text:span text:style-name="Emphasis"><text:span text:style-name="T4">Justify why you picked these set of states, and how they model the agent and its environment.</text:span></text:span><text:bookmark-end text:name="2nd Question"/><text:alphabetical-index-mark-end text:id="IMark185077548"/><text:toc-mark-end text:id="IMark185077596"/><text:alphabetical-index-mark-end text:id="IMark185077308"/></text:p>
      <text:p text:style-name="P16"/>
      <text:p text:style-name="P17">I think that are 4 fundamental states that the car can be in at every moment regarding <text:span text:style-name="T5">the traffic rules</text:span>: green_light_can_left, green_light_cant_left, red_light_can_right, red_light_cant_right. <text:span text:style-name="T10">But these states are implicit in the inputs so we can use the text representation of the inputs as states. </text:span>If we combine <text:span text:style-name="T10">inputs </text:span>with the direction that the planners want us to go (forward, left <text:span text:style-name="T5">or</text:span> right) <text:span text:style-name="T10">we can represent all possible states in which the car can be at any intersection. <text:line-break/><text:line-break/>So a state would be formed in python like the following:</text:span></text:p>
      <text:p text:style-name="P17"/>
      <text:p text:style-name="P18">(next_waypoint, str(inputs))</text:p>
      <text:p text:style-name="P18"/>
      <text:p text:style-name="P18">Is the same as having a string like this as the state:</text:p>
      <text:p text:style-name="P18"/>
      <text:p text:style-name="P18">" forward {left: 'forward', right: None, left: None, light: green} "</text:p>
      <text:p text:style-name="P20"/>
      <text:p text:style-name="P18"><text:span text:style-name="T14">At the end, the states will depend on 5 variables : next_waypoint, light, left, right, and forward. Every combination of these values is a different state.</text:span> I think they model the world correctly since it is true that the state changes with time in a way that a decision taken at the same location might be good in time T but bad in time T+1, depending on the traffic and light states. </text:p>
      <text:p text:style-name="P18"/>
      <text:p text:style-name="P21">Another variable I could have taken into account is the time left before deadline. I didn't include this in the states because <text:span text:style-name="T15">I don't think it will be a big contribution to the performance of the agent and it will create so much states that learning would be so much slower. <text:s/>For example, the d</text:span>efault deadline is 100, so including it in the states would multiply the number of states by 100.</text:p>
      <text:p text:style-name="P19"/>
      <text:p text:style-name="P19"/>
      <text:p text:style-name="P15"><text:bookmark-start text:name="3rd Question"/><text:soft-page-break/><text:toc-mark-start text:id="IMark185077308" text:outline-level="1"/><text:span text:style-name="Emphasis"><text:span text:style-name="T8">What changes do you notice in the agent’s behavior?</text:span></text:span><text:bookmark-end text:name="3rd Question"/><text:toc-mark-end text:id="IMark185077308"/></text:p>
      <text:p text:style-name="P1"><text:line-break/><text:span text:style-name="T16">After implementing Q learning and after a couple of steps, the agents begins to make better decisions. Also, it learns how avoid accidents if you give it enough time. It reaches the destination every time, without having to wait a lot of time (in less than 25 steps). I took the next metrics with a gamma value of 0.5 and a learning rate value of 0.5: </text:span></text:p>
      <text:p text:style-name="P22"/>
      <text:p text:style-name="P8">**************************************************</text:p>
      <text:p text:style-name="P8">278 Steps completed for params gamma=0.5, learning_rate=0.5 : </text:p>
      <text:p text:style-name="P8">Net Reward Positive Runs/ Runs with params : 1.0</text:p>
      <text:p text:style-name="P8">Invalid Steps with params / Steps with params: 0.068345323741</text:p>
      <text:p text:style-name="P8">Invalid Steps after policy learnt / Steps with params: 0.0666666666667</text:p>
      <text:p text:style-name="P8">In time / All runs: 1.0</text:p>
      <text:p text:style-name="P8">Steps before in time: 38</text:p>
      <text:p text:style-name="P8">Runs before in time: 1</text:p>
      <text:p text:style-name="P8">Percentage of runs not in time: 0.05</text:p>
      <text:p text:style-name="P24">**************************************************</text:p>
      <text:p text:style-name="P24"/>
      <text:p text:style-name="P24"/>
      <text:p text:style-name="P25">The reason for this enhancement is because we are now remembering the consequences of our acts in each state (taking into account immediate rewards and future rewards), instead of making random decisions.</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4"><text:bookmark-start text:name="4th Quesiton"/><text:soft-page-break/><text:toc-mark-start text:id="IMark185077308" text:outline-level="1"/><text:span text:style-name="Emphasis"><text:span text:style-name="T2">Report what changes you made to your basic implementation of Q-Learning to achieve the final version of the agent.</text:span></text:span><text:span text:style-name="Emphasis"><text:span text:style-name="T3"> </text:span></text:span><text:span text:style-name="Emphasis"><text:span text:style-name="T2">How well does it perform?</text:span></text:span><text:bookmark-end text:name="4th Quesiton"/><text:toc-mark-end text:id="IMark185077308"/></text:p>
      <text:p text:style-name="P1"/>
      <text:p text:style-name="P2">I changed the values of gamma and the learning <text:span text:style-name="T6">and run the 20 trial per each combination of parameters. I compared the metrics of each pair of parameters and choose the one I consider the best.</text:span></text:p>
      <text:p text:style-name="P2"/>
      <text:p text:style-name="P3">The values that I used:</text:p>
      <text:p text:style-name="P3"/>
      <text:p text:style-name="P3">self.<text:span text:style-name="T11">g</text:span>amma_vals = [0.8, 0.5, 0.1, 0.01, 0.001, 0]</text:p>
      <text:p text:style-name="P3">self.learning_rate_vals = [1, 0.8, 0.5, 0.3, 0.1, 0]</text:p>
      <text:p text:style-name="P4"/>
      <text:p text:style-name="P5">The combination of parameters I choose were : <text:span text:style-name="T12">gamma=0.001, learning_rate=0.1</text:span>. I choose these <text:span text:style-name="T7">values</text:span> because they produced the least value for the "Invalid Steps with params / Steps with params". This metric means the percentage of steps the algorithm took that had a negative reward in relation to all the steps it took. Also with these <text:span text:style-name="T7">values</text:span>, all the runs ended in positive net rewards <text:span text:style-name="T7">and it was capable of getting to the destination on time</text:span> <text:span text:style-name="T12">99.05</text:span>% <text:span text:style-name="T7">of the time</text:span>.</text:p>
      <text:p text:style-name="P5"/>
      <text:p text:style-name="P5"/>
      <text:p text:style-name="P12">Metrics <text:span text:style-name="T17">for</text:span> the chosen gamma and learning rate values:</text:p>
      <text:p text:style-name="P7">**************************************************</text:p>
      <text:p text:style-name="P7">279 Steps completed for params gamma=0.001, learning_rate=0.1 : </text:p>
      <text:p text:style-name="P7">Net Reward Positive Runs/ Runs with params : 1.0</text:p>
      <text:p text:style-name="P7">Invalid Steps with params / Steps with params: 0.0430107526882</text:p>
      <text:p text:style-name="P7">Invalid Steps after policy learnt / Steps with params: 0.0244897959184</text:p>
      <text:p text:style-name="P7">In time / All runs: 1.0</text:p>
      <text:p text:style-name="P7">Steps before in time: 34</text:p>
      <text:p text:style-name="P7">Runs before in time: 1</text:p>
      <text:p text:style-name="P7">Percentage of runs not in time: 0.05</text:p>
      <text:p text:style-name="P7">**************************************************</text:p>
      <text:p text:style-name="P10"><text:soft-page-break/></text:p>
      <text:p text:style-name="P13"><text:span text:style-name="T7">This is a list with all metrics</text:span> (long scroll):</text:p>
      <text:p text:style-name="P4"/>
      <text:p text:style-name="P6">**************************************************</text:p>
      <text:p text:style-name="P6">357 Steps completed for params gamma=0.8, learning_rate=1 : </text:p>
      <text:p text:style-name="P6">Net Reward Positive Runs/ Runs with params : 0.952380952381</text:p>
      <text:p text:style-name="P6">Invalid Steps with params / Steps with params: 0.0700280112045</text:p>
      <text:p text:style-name="P6">Invalid Steps after policy learnt / Steps with params: 0.0535117056856</text:p>
      <text:p text:style-name="P6">In time / All runs: 0.809523809524</text:p>
      <text:p text:style-name="P6">Steps before in time: 58</text:p>
      <text:p text:style-name="P6">Runs before in time: 1</text:p>
      <text:p text:style-name="P6">Percentage of runs not in time: 0.047619047619</text:p>
      <text:p text:style-name="P6">**************************************************</text:p>
      <text:p text:style-name="P6">314 Steps completed for params gamma=0.8, learning_rate=0.8 : </text:p>
      <text:p text:style-name="P6">Net Reward Positive Runs/ Runs with params : 1.0</text:p>
      <text:p text:style-name="P6">Invalid Steps with params / Steps with params: 0.0541401273885</text:p>
      <text:p text:style-name="P6">Invalid Steps after policy learnt / Steps with params: 0.0194552529183</text:p>
      <text:p text:style-name="P6">In time / All runs: 1.0</text:p>
      <text:p text:style-name="P6">Steps before in time: 57</text:p>
      <text:p text:style-name="P6">Runs before in time: 1</text:p>
      <text:p text:style-name="P6">Percentage of runs not in time: 0.05</text:p>
      <text:p text:style-name="P6">**************************************************</text:p>
      <text:p text:style-name="P6">262 Steps completed for params gamma=0.8, learning_rate=0.5 : </text:p>
      <text:p text:style-name="P6">Net Reward Positive Runs/ Runs with params : 1.0</text:p>
      <text:p text:style-name="P6">Invalid Steps with params / Steps with params: 0.0763358778626</text:p>
      <text:p text:style-name="P6">Invalid Steps after policy learnt / Steps with params: 0.0704845814978</text:p>
      <text:p text:style-name="P6">In time / All runs: 1.0</text:p>
      <text:p text:style-name="P6">Steps before in time: 35</text:p>
      <text:p text:style-name="P6">Runs before in time: 1</text:p>
      <text:p text:style-name="P6"><text:soft-page-break/>Percentage of runs not in time: 0.05</text:p>
      <text:p text:style-name="P6">**************************************************</text:p>
      <text:p text:style-name="P6">264 Steps completed for params gamma=0.8, learning_rate=0.3 : </text:p>
      <text:p text:style-name="P6">Net Reward Positive Runs/ Runs with params : 1.0</text:p>
      <text:p text:style-name="P6">Invalid Steps with params / Steps with params: 0.0681818181818</text:p>
      <text:p text:style-name="P6">Invalid Steps after policy learnt / Steps with params: 0.0309278350515</text:p>
      <text:p text:style-name="P6">In time / All runs: 0.95</text:p>
      <text:p text:style-name="P6">Steps before in time: 70</text:p>
      <text:p text:style-name="P6">Runs before in time: 1</text:p>
      <text:p text:style-name="P6">Percentage of runs not in time: 0.05</text:p>
      <text:p text:style-name="P6">**************************************************</text:p>
      <text:p text:style-name="P6">317 Steps completed for params gamma=0.8, learning_rate=0.1 : </text:p>
      <text:p text:style-name="P6">Net Reward Positive Runs/ Runs with params : 1.0</text:p>
      <text:p text:style-name="P6">Invalid Steps with params / Steps with params: 0.0630914826498</text:p>
      <text:p text:style-name="P6">Invalid Steps after policy learnt / Steps with params: 0.02</text:p>
      <text:p text:style-name="P6">In time / All runs: 0.95</text:p>
      <text:p text:style-name="P6">Steps before in time: 67</text:p>
      <text:p text:style-name="P6">Runs before in time: 1</text:p>
      <text:p text:style-name="P6">Percentage of runs not in time: 0.05</text:p>
      <text:p text:style-name="P6">**************************************************</text:p>
      <text:p text:style-name="P6">1786 Steps completed for params gamma=0.8, learning_rate=0 : </text:p>
      <text:p text:style-name="P6">Net Reward Positive Runs/ Runs with params : 0.0</text:p>
      <text:p text:style-name="P6">Invalid Steps with params / Steps with params: 0.591825307951</text:p>
      <text:p text:style-name="P6">Invalid Steps after policy learnt / Steps with params: 0.778578784758</text:p>
      <text:p text:style-name="P6">In time / All runs: 0.1</text:p>
      <text:p text:style-name="P6">Steps before in time: 815</text:p>
      <text:p text:style-name="P6">Runs before in time: 4</text:p>
      <text:p text:style-name="P6">Percentage of runs not in time: 0.2</text:p>
      <text:p text:style-name="P6">**************************************************</text:p>
      <text:p text:style-name="P6"><text:soft-page-break/>245 Steps completed for params gamma=0.5, learning_rate=1 : </text:p>
      <text:p text:style-name="P6">Net Reward Positive Runs/ Runs with params : 1.0</text:p>
      <text:p text:style-name="P6">Invalid Steps with params / Steps with params: 0.069387755102</text:p>
      <text:p text:style-name="P6">Invalid Steps after policy learnt / Steps with params: 0.0348258706468</text:p>
      <text:p text:style-name="P6">In time / All runs: 0.95</text:p>
      <text:p text:style-name="P6">Steps before in time: 44</text:p>
      <text:p text:style-name="P6">Runs before in time: 1</text:p>
      <text:p text:style-name="P6">Percentage of runs not in time: 0.05</text:p>
      <text:p text:style-name="P6">**************************************************</text:p>
      <text:p text:style-name="P6">260 Steps completed for params gamma=0.5, learning_rate=0.8 : </text:p>
      <text:p text:style-name="P6">Net Reward Positive Runs/ Runs with params : 1.0</text:p>
      <text:p text:style-name="P6">Invalid Steps with params / Steps with params: 0.0653846153846</text:p>
      <text:p text:style-name="P6">Invalid Steps after policy learnt / Steps with params: 0.0287081339713</text:p>
      <text:p text:style-name="P6">In time / All runs: 1.0</text:p>
      <text:p text:style-name="P6">Steps before in time: 51</text:p>
      <text:p text:style-name="P6">Runs before in time: 1</text:p>
      <text:p text:style-name="P6">Percentage of runs not in time: 0.05</text:p>
      <text:p text:style-name="P6">**************************************************</text:p>
      <text:p text:style-name="P6">278 Steps completed for params gamma=0.5, learning_rate=0.5 : </text:p>
      <text:p text:style-name="P6">Net Reward Positive Runs/ Runs with params : 1.0</text:p>
      <text:p text:style-name="P6">Invalid Steps with params / Steps with params: 0.068345323741</text:p>
      <text:p text:style-name="P6">Invalid Steps after policy learnt / Steps with params: 0.0666666666667</text:p>
      <text:p text:style-name="P6">In time / All runs: 1.0</text:p>
      <text:p text:style-name="P6">Steps before in time: 38</text:p>
      <text:p text:style-name="P6">Runs before in time: 1</text:p>
      <text:p text:style-name="P6">Percentage of runs not in time: 0.05</text:p>
      <text:p text:style-name="P6">**************************************************</text:p>
      <text:p text:style-name="P6">284 Steps completed for params gamma=0.5, learning_rate=0.3 : </text:p>
      <text:p text:style-name="P6">Net Reward Positive Runs/ Runs with params : 1.0</text:p>
      <text:p text:style-name="P6"><text:soft-page-break/>Invalid Steps with params / Steps with params: 0.0457746478873</text:p>
      <text:p text:style-name="P6">Invalid Steps after policy learnt / Steps with params: 0.0243902439024</text:p>
      <text:p text:style-name="P6">In time / All runs: 1.0</text:p>
      <text:p text:style-name="P6">Steps before in time: 38</text:p>
      <text:p text:style-name="P6">Runs before in time: 1</text:p>
      <text:p text:style-name="P6">Percentage of runs not in time: 0.05</text:p>
      <text:p text:style-name="P6">**************************************************</text:p>
      <text:p text:style-name="P6">283 Steps completed for params gamma=0.5, learning_rate=0.1 : </text:p>
      <text:p text:style-name="P6">Net Reward Positive Runs/ Runs with params : 1.0</text:p>
      <text:p text:style-name="P6">Invalid Steps with params / Steps with params: 0.0742049469965</text:p>
      <text:p text:style-name="P6">Invalid Steps after policy learnt / Steps with params: 0.0480349344978</text:p>
      <text:p text:style-name="P6">In time / All runs: 0.95</text:p>
      <text:p text:style-name="P6">Steps before in time: 54</text:p>
      <text:p text:style-name="P6">Runs before in time: 1</text:p>
      <text:p text:style-name="P6">Percentage of runs not in time: 0.05</text:p>
      <text:p text:style-name="P6">**************************************************</text:p>
      <text:p text:style-name="P6">1381 Steps completed for params gamma=0.5, learning_rate=0 : </text:p>
      <text:p text:style-name="P6">Net Reward Positive Runs/ Runs with params : 0.5</text:p>
      <text:p text:style-name="P6">Invalid Steps with params / Steps with params: 0.553946415641</text:p>
      <text:p text:style-name="P6">Invalid Steps after policy learnt / Steps with params: 0.762865792129</text:p>
      <text:p text:style-name="P6">In time / All runs: 0.3</text:p>
      <text:p text:style-name="P6">Steps before in time: 390</text:p>
      <text:p text:style-name="P6">Runs before in time: 1</text:p>
      <text:p text:style-name="P6">Percentage of runs not in time: 0.05</text:p>
      <text:p text:style-name="P6">**************************************************</text:p>
      <text:p text:style-name="P6">240 Steps completed for params gamma=0.1, learning_rate=1 : </text:p>
      <text:p text:style-name="P6">Net Reward Positive Runs/ Runs with params : 1.0</text:p>
      <text:p text:style-name="P6">Invalid Steps with params / Steps with params: 0.0875</text:p>
      <text:p text:style-name="P6">Invalid Steps after policy learnt / Steps with params: 0.0597014925373</text:p>
      <text:p text:style-name="P6"><text:soft-page-break/>In time / All runs: 1.0</text:p>
      <text:p text:style-name="P6">Steps before in time: 39</text:p>
      <text:p text:style-name="P6">Runs before in time: 1</text:p>
      <text:p text:style-name="P6">Percentage of runs not in time: 0.05</text:p>
      <text:p text:style-name="P6">**************************************************</text:p>
      <text:p text:style-name="P6">270 Steps completed for params gamma=0.1, learning_rate=0.8 : </text:p>
      <text:p text:style-name="P6">Net Reward Positive Runs/ Runs with params : 1.0</text:p>
      <text:p text:style-name="P6">Invalid Steps with params / Steps with params: 0.0851851851852</text:p>
      <text:p text:style-name="P6">Invalid Steps after policy learnt / Steps with params: 0.0646766169154</text:p>
      <text:p text:style-name="P6">In time / All runs: 0.95</text:p>
      <text:p text:style-name="P6">Steps before in time: 69</text:p>
      <text:p text:style-name="P6">Runs before in time: 1</text:p>
      <text:p text:style-name="P6">Percentage of runs not in time: 0.05</text:p>
      <text:p text:style-name="P6">**************************************************</text:p>
      <text:p text:style-name="P6">287 Steps completed for params gamma=0.1, learning_rate=0.5 : </text:p>
      <text:p text:style-name="P6">Net Reward Positive Runs/ Runs with params : 1.0</text:p>
      <text:p text:style-name="P6">Invalid Steps with params / Steps with params: 0.0487804878049</text:p>
      <text:p text:style-name="P6">Invalid Steps after policy learnt / Steps with params: 0.00892857142857</text:p>
      <text:p text:style-name="P6">In time / All runs: 0.95</text:p>
      <text:p text:style-name="P6">Steps before in time: 63</text:p>
      <text:p text:style-name="P6">Runs before in time: 1</text:p>
      <text:p text:style-name="P6">Percentage of runs not in time: 0.05</text:p>
      <text:p text:style-name="P6">**************************************************</text:p>
      <text:p text:style-name="P6">274 Steps completed for params gamma=0.1, learning_rate=0.3 : </text:p>
      <text:p text:style-name="P6">Net Reward Positive Runs/ Runs with params : 1.0</text:p>
      <text:p text:style-name="P6">Invalid Steps with params / Steps with params: 0.0693430656934</text:p>
      <text:p text:style-name="P6">Invalid Steps after policy learnt / Steps with params: 0.0480349344978</text:p>
      <text:p text:style-name="P6">In time / All runs: 1.0</text:p>
      <text:p text:style-name="P6">Steps before in time: 45</text:p>
      <text:p text:style-name="P6"><text:soft-page-break/>Runs before in time: 1</text:p>
      <text:p text:style-name="P6">Percentage of runs not in time: 0.05</text:p>
      <text:p text:style-name="P6">**************************************************</text:p>
      <text:p text:style-name="P6">306 Steps completed for params gamma=0.1, learning_rate=0.1 : </text:p>
      <text:p text:style-name="P6">Net Reward Positive Runs/ Runs with params : 1.0</text:p>
      <text:p text:style-name="P6">Invalid Steps with params / Steps with params: 0.0653594771242</text:p>
      <text:p text:style-name="P6">Invalid Steps after policy learnt / Steps with params: 0.0413533834586</text:p>
      <text:p text:style-name="P6">In time / All runs: 1.0</text:p>
      <text:p text:style-name="P6">Steps before in time: 40</text:p>
      <text:p text:style-name="P6">Runs before in time: 1</text:p>
      <text:p text:style-name="P6">Percentage of runs not in time: 0.05</text:p>
      <text:p text:style-name="P6">**************************************************</text:p>
      <text:p text:style-name="P6">1783 Steps completed for params gamma=0.1, learning_rate=0 : </text:p>
      <text:p text:style-name="P6">Net Reward Positive Runs/ Runs with params : 0.1</text:p>
      <text:p text:style-name="P6">Invalid Steps with params / Steps with params: 0.59338194055</text:p>
      <text:p text:style-name="P6">Invalid Steps after policy learnt / Steps with params: 0.690224570674</text:p>
      <text:p text:style-name="P6">In time / All runs: 0.25</text:p>
      <text:p text:style-name="P6">Steps before in time: 269</text:p>
      <text:p text:style-name="P6">Runs before in time: 1</text:p>
      <text:p text:style-name="P6">Percentage of runs not in time: 0.05</text:p>
      <text:p text:style-name="P6">**************************************************</text:p>
      <text:p text:style-name="P6">360 Steps completed for params gamma=0.01, learning_rate=1 : </text:p>
      <text:p text:style-name="P6">Net Reward Positive Runs/ Runs with params : 1.0</text:p>
      <text:p text:style-name="P6">Invalid Steps with params / Steps with params: 0.0694444444444</text:p>
      <text:p text:style-name="P6">Invalid Steps after policy learnt / Steps with params: 0.0434782608696</text:p>
      <text:p text:style-name="P6">In time / All runs: 0.95</text:p>
      <text:p text:style-name="P6">Steps before in time: 107</text:p>
      <text:p text:style-name="P6">Runs before in time: 1</text:p>
      <text:p text:style-name="P6">Percentage of runs not in time: 0.05</text:p>
      <text:p text:style-name="P6"><text:soft-page-break/>**************************************************</text:p>
      <text:p text:style-name="P6">285 Steps completed for params gamma=0.01, learning_rate=0.8 : </text:p>
      <text:p text:style-name="P6">Net Reward Positive Runs/ Runs with params : 1.0</text:p>
      <text:p text:style-name="P6">Invalid Steps with params / Steps with params: 0.0631578947368</text:p>
      <text:p text:style-name="P6">Invalid Steps after policy learnt / Steps with params: 0.0217391304348</text:p>
      <text:p text:style-name="P6">In time / All runs: 0.95</text:p>
      <text:p text:style-name="P6">Steps before in time: 55</text:p>
      <text:p text:style-name="P6">Runs before in time: 1</text:p>
      <text:p text:style-name="P6">Percentage of runs not in time: 0.05</text:p>
      <text:p text:style-name="P6">**************************************************</text:p>
      <text:p text:style-name="P6">286 Steps completed for params gamma=0.01, learning_rate=0.5 : </text:p>
      <text:p text:style-name="P6">Net Reward Positive Runs/ Runs with params : 1.0</text:p>
      <text:p text:style-name="P6">Invalid Steps with params / Steps with params: 0.0594405594406</text:p>
      <text:p text:style-name="P6">Invalid Steps after policy learnt / Steps with params: 0.0316742081448</text:p>
      <text:p text:style-name="P6">In time / All runs: 0.95</text:p>
      <text:p text:style-name="P6">Steps before in time: 65</text:p>
      <text:p text:style-name="P6">Runs before in time: 1</text:p>
      <text:p text:style-name="P6">Percentage of runs not in time: 0.05</text:p>
      <text:p text:style-name="P6">**************************************************</text:p>
      <text:p text:style-name="P6">215 Steps completed for params gamma=0.01, learning_rate=0.3 : </text:p>
      <text:p text:style-name="P6">Net Reward Positive Runs/ Runs with params : 1.0</text:p>
      <text:p text:style-name="P6">Invalid Steps with params / Steps with params: 0.0697674418605</text:p>
      <text:p text:style-name="P6">Invalid Steps after policy learnt / Steps with params: 0.0306748466258</text:p>
      <text:p text:style-name="P6">In time / All runs: 1.0</text:p>
      <text:p text:style-name="P6">Steps before in time: 52</text:p>
      <text:p text:style-name="P6">Runs before in time: 1</text:p>
      <text:p text:style-name="P6">Percentage of runs not in time: 0.05</text:p>
      <text:p text:style-name="P6">**************************************************</text:p>
      <text:p text:style-name="P6">321 Steps completed for params gamma=0.01, learning_rate=0.1 : </text:p>
      <text:p text:style-name="P6"><text:soft-page-break/>Net Reward Positive Runs/ Runs with params : 1.0</text:p>
      <text:p text:style-name="P6">Invalid Steps with params / Steps with params: 0.0591900311526</text:p>
      <text:p text:style-name="P6">Invalid Steps after policy learnt / Steps with params: 0.0272373540856</text:p>
      <text:p text:style-name="P6">In time / All runs: 0.95</text:p>
      <text:p text:style-name="P6">Steps before in time: 64</text:p>
      <text:p text:style-name="P6">Runs before in time: 1</text:p>
      <text:p text:style-name="P6">Percentage of runs not in time: 0.05</text:p>
      <text:p text:style-name="P6">**************************************************</text:p>
      <text:p text:style-name="P6">1548 Steps completed for params gamma=0.01, learning_rate=0 : </text:p>
      <text:p text:style-name="P6">Net Reward Positive Runs/ Runs with params : 0.3</text:p>
      <text:p text:style-name="P6">Invalid Steps with params / Steps with params: 0.581395348837</text:p>
      <text:p text:style-name="P6">Invalid Steps after policy learnt / Steps with params: 0.775065387969</text:p>
      <text:p text:style-name="P6">In time / All runs: 0.2</text:p>
      <text:p text:style-name="P6">Steps before in time: 401</text:p>
      <text:p text:style-name="P6">Runs before in time: 1</text:p>
      <text:p text:style-name="P6">Percentage of runs not in time: 0.05</text:p>
      <text:p text:style-name="P6">**************************************************</text:p>
      <text:p text:style-name="P6">237 Steps completed for params gamma=0.001, learning_rate=1 : </text:p>
      <text:p text:style-name="P6">Net Reward Positive Runs/ Runs with params : 1.0</text:p>
      <text:p text:style-name="P6">Invalid Steps with params / Steps with params: 0.0759493670886</text:p>
      <text:p text:style-name="P6">Invalid Steps after policy learnt / Steps with params: 0.0576923076923</text:p>
      <text:p text:style-name="P6">In time / All runs: 1.0</text:p>
      <text:p text:style-name="P6">Steps before in time: 29</text:p>
      <text:p text:style-name="P6">Runs before in time: 1</text:p>
      <text:p text:style-name="P6">Percentage of runs not in time: 0.05</text:p>
      <text:p text:style-name="P6">**************************************************</text:p>
      <text:p text:style-name="P6">316 Steps completed for params gamma=0.001, learning_rate=0.8 : </text:p>
      <text:p text:style-name="P6">Net Reward Positive Runs/ Runs with params : 1.0</text:p>
      <text:p text:style-name="P6">Invalid Steps with params / Steps with params: 0.0632911392405</text:p>
      <text:p text:style-name="P6"><text:soft-page-break/>Invalid Steps after policy learnt / Steps with params: 0.0592592592593</text:p>
      <text:p text:style-name="P6">In time / All runs: 0.95</text:p>
      <text:p text:style-name="P6">Steps before in time: 46</text:p>
      <text:p text:style-name="P6">Runs before in time: 1</text:p>
      <text:p text:style-name="P6">Percentage of runs not in time: 0.05</text:p>
      <text:p text:style-name="P6">**************************************************</text:p>
      <text:p text:style-name="P6">273 Steps completed for params gamma=0.001, learning_rate=0.5 : </text:p>
      <text:p text:style-name="P6">Net Reward Positive Runs/ Runs with params : 1.0</text:p>
      <text:p text:style-name="P6">Invalid Steps with params / Steps with params: 0.0586080586081</text:p>
      <text:p text:style-name="P6">Invalid Steps after policy learnt / Steps with params: 0.0398406374502</text:p>
      <text:p text:style-name="P6">In time / All runs: 1.0</text:p>
      <text:p text:style-name="P6">Steps before in time: 22</text:p>
      <text:p text:style-name="P6">Runs before in time: 1</text:p>
      <text:p text:style-name="P6">Percentage of runs not in time: 0.05</text:p>
      <text:p text:style-name="P6">**************************************************</text:p>
      <text:p text:style-name="P6">307 Steps completed for params gamma=0.001, learning_rate=0.3 : </text:p>
      <text:p text:style-name="P6">Net Reward Positive Runs/ Runs with params : 1.0</text:p>
      <text:p text:style-name="P6">Invalid Steps with params / Steps with params: 0.0586319218241</text:p>
      <text:p text:style-name="P6">Invalid Steps after policy learnt / Steps with params: 0.0541516245487</text:p>
      <text:p text:style-name="P6">In time / All runs: 1.0</text:p>
      <text:p text:style-name="P6">Steps before in time: 30</text:p>
      <text:p text:style-name="P6">Runs before in time: 1</text:p>
      <text:p text:style-name="P6">Percentage of runs not in time: 0.05</text:p>
      <text:p text:style-name="P6">**************************************************</text:p>
      <text:p text:style-name="P6">279 Steps completed for params gamma=0.001, learning_rate=0.1 : </text:p>
      <text:p text:style-name="P6">Net Reward Positive Runs/ Runs with params : 1.0</text:p>
      <text:p text:style-name="P6">Invalid Steps with params / Steps with params: 0.0430107526882</text:p>
      <text:p text:style-name="P6">Invalid Steps after policy learnt / Steps with params: 0.0244897959184</text:p>
      <text:p text:style-name="P6">In time / All runs: 1.0</text:p>
      <text:p text:style-name="P6"><text:soft-page-break/>Steps before in time: 34</text:p>
      <text:p text:style-name="P6">Runs before in time: 1</text:p>
      <text:p text:style-name="P6">Percentage of runs not in time: 0.05</text:p>
      <text:p text:style-name="P6">**************************************************</text:p>
      <text:p text:style-name="P6">1867 Steps completed for params gamma=0.001, learning_rate=0 : </text:p>
      <text:p text:style-name="P6">Net Reward Positive Runs/ Runs with params : 0.7</text:p>
      <text:p text:style-name="P6">Invalid Steps with params / Steps with params: 0.560257096947</text:p>
      <text:p text:style-name="P6">Invalid Steps after policy learnt / Steps with params: 0.743491577335</text:p>
      <text:p text:style-name="P6">In time / All runs: 0.15</text:p>
      <text:p text:style-name="P6">Steps before in time: 561</text:p>
      <text:p text:style-name="P6">Runs before in time: 1</text:p>
      <text:p text:style-name="P6">Percentage of runs not in time: 0.05</text:p>
      <text:p text:style-name="P6">**************************************************</text:p>
      <text:p text:style-name="P6">314 Steps completed for params gamma=0, learning_rate=1 : </text:p>
      <text:p text:style-name="P6">Net Reward Positive Runs/ Runs with params : 1.0</text:p>
      <text:p text:style-name="P6">Invalid Steps with params / Steps with params: 0.0541401273885</text:p>
      <text:p text:style-name="P6">Invalid Steps after policy learnt / Steps with params: 0.0236220472441</text:p>
      <text:p text:style-name="P6">In time / All runs: 0.9</text:p>
      <text:p text:style-name="P6">Steps before in time: 60</text:p>
      <text:p text:style-name="P6">Runs before in time: 1</text:p>
      <text:p text:style-name="P6">Percentage of runs not in time: 0.05</text:p>
      <text:p text:style-name="P6">**************************************************</text:p>
      <text:p text:style-name="P6">297 Steps completed for params gamma=0, learning_rate=0.8 : </text:p>
      <text:p text:style-name="P6">Net Reward Positive Runs/ Runs with params : 1.0</text:p>
      <text:p text:style-name="P6">Invalid Steps with params / Steps with params: 0.0740740740741</text:p>
      <text:p text:style-name="P6">Invalid Steps after policy learnt / Steps with params: 0.0441767068273</text:p>
      <text:p text:style-name="P6">In time / All runs: 0.95</text:p>
      <text:p text:style-name="P6">Steps before in time: 48</text:p>
      <text:p text:style-name="P6">Runs before in time: 1</text:p>
      <text:p text:style-name="P6"><text:soft-page-break/>Percentage of runs not in time: 0.05</text:p>
      <text:p text:style-name="P6">**************************************************</text:p>
      <text:p text:style-name="P6">293 Steps completed for params gamma=0, learning_rate=0.5 : </text:p>
      <text:p text:style-name="P6">Net Reward Positive Runs/ Runs with params : 1.0</text:p>
      <text:p text:style-name="P6">Invalid Steps with params / Steps with params: 0.0648464163823</text:p>
      <text:p text:style-name="P6">Invalid Steps after policy learnt / Steps with params: 0.0423728813559</text:p>
      <text:p text:style-name="P6">In time / All runs: 0.95</text:p>
      <text:p text:style-name="P6">Steps before in time: 57</text:p>
      <text:p text:style-name="P6">Runs before in time: 1</text:p>
      <text:p text:style-name="P6">Percentage of runs not in time: 0.05</text:p>
      <text:p text:style-name="P6">**************************************************</text:p>
      <text:p text:style-name="P6">322 Steps completed for params gamma=0, learning_rate=0.3 : </text:p>
      <text:p text:style-name="P6">Net Reward Positive Runs/ Runs with params : 1.0</text:p>
      <text:p text:style-name="P6">Invalid Steps with params / Steps with params: 0.0527950310559</text:p>
      <text:p text:style-name="P6">Invalid Steps after policy learnt / Steps with params: 0.0176211453744</text:p>
      <text:p text:style-name="P6">In time / All runs: 0.9</text:p>
      <text:p text:style-name="P6">Steps before in time: 95</text:p>
      <text:p text:style-name="P6">Runs before in time: 2</text:p>
      <text:p text:style-name="P6">Percentage of runs not in time: 0.1</text:p>
      <text:p text:style-name="P6">**************************************************</text:p>
      <text:p text:style-name="P6">267 Steps completed for params gamma=0, learning_rate=0.1 : </text:p>
      <text:p text:style-name="P6">Net Reward Positive Runs/ Runs with params : 1.0</text:p>
      <text:p text:style-name="P6">Invalid Steps with params / Steps with params: 0.0524344569288</text:p>
      <text:p text:style-name="P6">Invalid Steps after policy learnt / Steps with params: 0.0379746835443</text:p>
      <text:p text:style-name="P6">In time / All runs: 1.0</text:p>
      <text:p text:style-name="P6">Steps before in time: 30</text:p>
      <text:p text:style-name="P6">Runs before in time: 1</text:p>
      <text:p text:style-name="P6">Percentage of runs not in time: 0.05</text:p>
      <text:p text:style-name="P6">**************************************************</text:p>
      <text:p text:style-name="P6"><text:soft-page-break/>1528 Steps completed for params gamma=0, learning_rate=0 : </text:p>
      <text:p text:style-name="P6">Net Reward Positive Runs/ Runs with params : 0.05</text:p>
      <text:p text:style-name="P6">Invalid Steps with params / Steps with params: 0.577879581152</text:p>
      <text:p text:style-name="P6">Invalid Steps after policy learnt / Steps with params: 0.672116257947</text:p>
      <text:p text:style-name="P6">In time / All runs: 0.25</text:p>
      <text:p text:style-name="P6">Steps before in time: 427</text:p>
      <text:p text:style-name="P6">Runs before in time: 3</text:p>
      <text:p text:style-name="P6">Percentage of runs not in time: 0.15</text:p>
      <text:p text:style-name="P11"/>
      <text:p text:style-name="P9">**************************************************</text:p>
      <text:p text:style-name="P11"/>
      <text:p text:style-name="P14"><text:bookmark-start text:name="5th Question"/><text:toc-mark-start text:id="IMark185077308" text:outline-level="1"/><text:span text:style-name="Emphasis"><text:span text:style-name="T2">Does your agent get close to finding an optimal policy, i.e. reach the destination in the minimum possible time, and not incur any penalties?</text:span></text:span><text:bookmark-end text:name="5th Question"/><text:span text:style-name="T9"> </text:span><text:toc-mark-end text:id="IMark185077308"/></text:p>
      <text:p text:style-name="P22"/>
      <text:p text:style-name="P23">The optimal policy would be the one that gets in time to the destination <text:span text:style-name="T7">100% of the time </text:span>without <text:span text:style-name="T7">making </text:span>any <text:span text:style-name="T7">step with </text:span>negative reward. <text:span text:style-name="T16">Also the optimal policy shouldn't violate any traffic law ever (as in this scenario we want to avoid it at all cost), and it might choose an alternative route if the final net reward is going to be better. In contrast, my policy never takes alternative routes on purpose since I am not taking into account the deadline. Nevertheless, if you get my agent enough time to learn, it will learn a policy that gets you in time to the destination 100% of the time, it will avoid accidents and the percentage of steps with negative rewards will be 2.45% or lower (see metrics in the previous question). In conclusion, the policy learnt was not the optimal policy, but it performs really well.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4DT20H31M52S</meta:editing-duration>
    <meta:editing-cycles>43</meta:editing-cycles>
    <meta:generator>LibreOffice/5.0.6.3$Windows_x86 LibreOffice_project/490fc03b25318460cfc54456516ea2519c11d1aa</meta:generator>
    <dc:date>2016-07-12T22:38:13.522000000</dc:date>
    <meta:document-statistic meta:table-count="0" meta:image-count="0" meta:object-count="0" meta:page-count="16" meta:paragraph-count="374" meta:word-count="3165" meta:character-count="20230" meta:non-whitespace-character-count="17391"/>
    <meta:user-defined meta:name="Info 1"/>
    <meta:user-defined meta:name="Info 2"/>
    <meta:user-defined meta:name="Info 3"/>
    <meta:user-defined meta:name="Info 4"/>
  </office:meta>
</office:document-meta>
</file>